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063in"/>
    </style:style>
    <style:style style:name="co3" style:family="table-column">
      <style:table-column-properties fo:break-before="auto" style:column-width="0.3618in"/>
    </style:style>
    <style:style style:name="co4" style:family="table-column">
      <style:table-column-properties fo:break-before="auto" style:column-width="0.3673in"/>
    </style:style>
    <style:style style:name="co5" style:family="table-column">
      <style:table-column-properties fo:break-before="auto" style:column-width="0.3445in"/>
    </style:style>
    <style:style style:name="co6" style:family="table-column">
      <style:table-column-properties fo:break-before="auto" style:column-width="0.3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3x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Num filter</text:p>
          </table:table-cell>
          <table:table-cell office:value-type="string" calcext:value-type="string">
            <text:p>biase</text:p>
          </table:table-cell>
          <table:table-cell office:value-type="string" calcext:value-type="string">
            <text:p>par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3*3"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table:formula="of:=(1*[.C3])" office:value-type="float" office:value="32" calcext:value-type="float">
            <text:p>32</text:p>
          </table:table-cell>
          <table:table-cell table:formula="of:=([.A3]*[.B3]*[.C3])+[.D3]" office:value-type="float" office:value="320" calcext:value-type="float">
            <text:p>320</text:p>
          </table:table-cell>
        </table:table-row>
        <table:table-row table:style-name="ro1">
          <table:table-cell table:formula="of:=[.C3]" office:value-type="float" office:value="32" calcext:value-type="float">
            <text:p>32</text:p>
          </table:table-cell>
          <table:table-cell table:formula="of:=3*3"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table:formula="of:=(1*[.C4])" office:value-type="float" office:value="64" calcext:value-type="float">
            <text:p>64</text:p>
          </table:table-cell>
          <table:table-cell table:formula="of:=([.A4]*[.B4]*[.C4])+[.D4]" office:value-type="float" office:value="18496" calcext:value-type="float">
            <text:p>1849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3*3"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table:formula="of:=(1*[.C5])" office:value-type="float" office:value="64" calcext:value-type="float">
            <text:p>64</text:p>
          </table:table-cell>
          <table:table-cell table:formula="of:=([.A5]*[.B5]*[.C5])+[.D5]" office:value-type="float" office:value="36928" calcext:value-type="float">
            <text:p>36928</text:p>
          </table:table-cell>
        </table:table-row>
        <table:table-row table:style-name="ro1">
          <table:table-cell table:number-columns-repeated="4"/>
          <table:table-cell table:formula="of:=SUM([.E3:.E5])" office:value-type="float" office:value="55744" calcext:value-type="float">
            <text:p>55744</text:p>
          </table:table-cell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Categorical Dat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table table:name="Sheet2" table:style-name="ta1">
        <table:table-column table:style-name="co2" table:number-columns-repeated="2" table:default-cell-style-name="Default"/>
        <table:table-column table:style-name="co2" table:number-columns-repeated="3" table:default-cell-style-name="ce1"/>
        <table:table-column table:style-name="co2" table:number-columns-repeated="15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5" table:default-cell-style-name="Default"/>
        <table:table-column table:style-name="co3" table:default-cell-style-name="Default"/>
        <table:table-column table:style-name="co2" table:number-columns-repeated="33" table:default-cell-style-name="Default"/>
        <table:table-row table:style-name="ro1">
          <table:table-cell office:value-type="string" calcext:value-type="string">
            <text:p>https://en.wikipedia.org/wiki/Kernel_(image_processing)</text:p>
          </table:table-cell>
          <table:table-cell/>
          <table:table-cell table:style-name="Default" table:number-columns-repeated="3"/>
          <table:table-cell table:number-columns-repeated="59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59"/>
        </table:table-row>
        <table:table-row table:style-name="ro1">
          <table:table-cell office:value-type="string" calcext:value-type="string">
            <text:p>How can we apply convoluation operation on matrix (image)</text:p>
          </table:table-cell>
          <table:table-cell/>
          <table:table-cell table:style-name="Default" table:number-columns-repeated="3"/>
          <table:table-cell table:number-columns-repeated="59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59"/>
        </table:table-row>
        <table:table-row table:style-name="ro1">
          <table:table-cell office:value-type="string" calcext:value-type="string">
            <text:p>Image 7X7</text:p>
          </table:table-cell>
          <table:table-cell/>
          <table:table-cell table:style-name="Default" table:number-columns-repeated="3"/>
          <table:table-cell table:number-columns-repeated="59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59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15"/>
          <table:table-cell office:value-type="string" calcext:value-type="string">
            <text:p>Apply First Convnet Operation</text:p>
          </table:table-cell>
          <table:table-cell table:number-columns-repeated="7"/>
          <table:table-cell office:value-type="string" calcext:value-type="string">
            <text:p>MaxPooling Operation (2X2)</text:p>
          </table:table-cell>
          <table:table-cell table:number-columns-repeated="3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5"/>
          <table:table-cell office:value-type="string" calcext:value-type="string">
            <text:p>Kernel</text:p>
          </table:table-cell>
          <table:table-cell table:number-columns-repeated="51"/>
        </table:table-row>
        <table:table-row table:style-name="ro1">
          <table:table-cell table:style-name="ce1" table:formula="of:=[.G8]+1" office:value-type="float" office:value="8" calcext:value-type="float">
            <text:p>8</text:p>
          </table:table-cell>
          <table:table-cell table:style-name="ce1" table:formula="of:=[.A9]+1" office:value-type="float" office:value="9" calcext:value-type="float">
            <text:p>9</text:p>
          </table:table-cell>
          <table:table-cell table:formula="of:=[.B9]+1" office:value-type="float" office:value="10" calcext:value-type="float">
            <text:p>10</text:p>
          </table:table-cell>
          <table:table-cell table:formula="of:=[.C9]+1" office:value-type="float" office:value="11" calcext:value-type="float">
            <text:p>11</text:p>
          </table:table-cell>
          <table:table-cell table:formula="of:=[.D9]+1" office:value-type="float" office:value="12" calcext:value-type="float">
            <text:p>12</text:p>
          </table:table-cell>
          <table:table-cell table:style-name="ce1" table:formula="of:=[.E9]+1" office:value-type="float" office:value="13" calcext:value-type="float">
            <text:p>13</text:p>
          </table:table-cell>
          <table:table-cell table:style-name="ce1" table:formula="of:=[.F9]+1" office:value-type="float" office:value="14" calcext:value-type="float">
            <text:p>14</text:p>
          </table:table-cell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5"/>
          <table:table-cell table:style-name="ce1" table:formula="of:=([.$M$9]*[.A8]) + ([.$N$9]*[.B8]) + ([.$O$9]*[.C8]) + ([.$M$10]*[.A9]) + ([.$N$10]*[.B9]) + ([.$O$10]*[.C9]) + ([.$M$11]*[.A10]) + ([.$N$11]*[.B10]) +([.$O$11]*[.C10])" office:value-type="float" office:value="224" calcext:value-type="float">
            <text:p>224</text:p>
          </table:table-cell>
          <table:table-cell table:style-name="ce1" table:formula="of:=([.$M$9]*[.B8]) + ([.$N$9]*[.C8]) + ([.$O$9]*[.D8]) + ([.$M$10]*[.B9]) + ([.$N$10]*[.C9]) + ([.$O$10]*[.D9]) + ([.$M$11]*[.B10]) + ([.$N$11]*[.C10]) +([.$O$11]*[.D10])" office:value-type="float" office:value="245" calcext:value-type="float">
            <text:p>245</text:p>
          </table:table-cell>
          <table:table-cell table:style-name="ce1" table:formula="of:=([.$M$9]*[.C8]) + ([.$N$9]*[.D8]) + ([.$O$9]*[.E8]) + ([.$M$10]*[.C9]) + ([.$N$10]*[.D9]) + ([.$O$10]*[.E9]) + ([.$M$11]*[.C10]) + ([.$N$11]*[.D10]) +([.$O$11]*[.E10])" office:value-type="float" office:value="266" calcext:value-type="float">
            <text:p>266</text:p>
          </table:table-cell>
          <table:table-cell table:style-name="ce1" table:formula="of:=([.$M$9]*[.D8]) + ([.$N$9]*[.E8]) + ([.$O$9]*[.F8]) + ([.$M$10]*[.D9]) + ([.$N$10]*[.E9]) + ([.$O$10]*[.F9]) + ([.$M$11]*[.D10]) + ([.$N$11]*[.E10]) +([.$O$11]*[.F10])" office:value-type="float" office:value="287" calcext:value-type="float">
            <text:p>287</text:p>
          </table:table-cell>
          <table:table-cell table:style-name="ce1" table:formula="of:=([.$M$9]*[.E8]) + ([.$N$9]*[.F8]) + ([.$O$9]*[.G8]) + ([.$M$10]*[.E9]) + ([.$N$10]*[.F9]) + ([.$O$10]*[.G9]) + ([.$M$11]*[.E10]) + ([.$N$11]*[.F10]) +([.$O$11]*[.G10])" office:value-type="float" office:value="308" calcext:value-type="float">
            <text:p>308</text:p>
          </table:table-cell>
          <table:table-cell table:number-columns-repeated="3"/>
          <table:table-cell table:style-name="ce1" table:formula="of:=MAX([.U9:.V10])" office:value-type="float" office:value="392" calcext:value-type="float">
            <text:p>392</text:p>
          </table:table-cell>
          <table:table-cell table:style-name="ce1" table:formula="of:=MAX([.W9:.X10])" office:value-type="float" office:value="434" calcext:value-type="float">
            <text:p>434</text:p>
          </table:table-cell>
          <table:table-cell table:number-columns-repeated="34"/>
        </table:table-row>
        <table:table-row table:style-name="ro1">
          <table:table-cell table:style-name="ce1" table:formula="of:=[.G9]+1" office:value-type="float" office:value="15" calcext:value-type="float">
            <text:p>15</text:p>
          </table:table-cell>
          <table:table-cell table:style-name="ce1" table:formula="of:=[.A10]+1" office:value-type="float" office:value="16" calcext:value-type="float">
            <text:p>16</text:p>
          </table:table-cell>
          <table:table-cell table:formula="of:=[.B10]+1" office:value-type="float" office:value="17" calcext:value-type="float">
            <text:p>17</text:p>
          </table:table-cell>
          <table:table-cell table:formula="of:=[.C10]+1" office:value-type="float" office:value="18" calcext:value-type="float">
            <text:p>18</text:p>
          </table:table-cell>
          <table:table-cell table:formula="of:=[.D10]+1" office:value-type="float" office:value="19" calcext:value-type="float">
            <text:p>19</text:p>
          </table:table-cell>
          <table:table-cell table:style-name="ce1" table:formula="of:=[.E10]+1" office:value-type="float" office:value="20" calcext:value-type="float">
            <text:p>20</text:p>
          </table:table-cell>
          <table:table-cell table:style-name="ce1" table:formula="of:=[.F10]+1" office:value-type="float" office:value="21" calcext:value-type="float">
            <text:p>21</text:p>
          </table:table-cell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"/>
          <table:table-cell table:style-name="ce1" table:formula="of:=([.$M$9]*[.A9]) + ([.$N$9]*[.B9]) + ([.$O$9]*[.C9]) + ([.$M$10]*[.A10]) + ([.$N$10]*[.B10]) + ([.$O$10]*[.C10]) + ([.$M$11]*[.A11]) + ([.$N$11]*[.B11]) +([.$O$11]*[.C11])" office:value-type="float" office:value="371" calcext:value-type="float">
            <text:p>371</text:p>
          </table:table-cell>
          <table:table-cell table:style-name="ce1" table:formula="of:=([.$M$9]*[.B9]) + ([.$N$9]*[.C9]) + ([.$O$9]*[.D9]) + ([.$M$10]*[.B10]) + ([.$N$10]*[.C10]) + ([.$O$10]*[.D10]) + ([.$M$11]*[.B11]) + ([.$N$11]*[.C11]) +([.$O$11]*[.D11])" office:value-type="float" office:value="392" calcext:value-type="float">
            <text:p>392</text:p>
          </table:table-cell>
          <table:table-cell table:style-name="ce1" table:formula="of:=([.$M$9]*[.C9]) + ([.$N$9]*[.D9]) + ([.$O$9]*[.E9]) + ([.$M$10]*[.C10]) + ([.$N$10]*[.D10]) + ([.$O$10]*[.E10]) + ([.$M$11]*[.C11]) + ([.$N$11]*[.D11]) +([.$O$11]*[.E11])" office:value-type="float" office:value="413" calcext:value-type="float">
            <text:p>413</text:p>
          </table:table-cell>
          <table:table-cell table:style-name="ce1" table:formula="of:=([.$M$9]*[.D9]) + ([.$N$9]*[.E9]) + ([.$O$9]*[.F9]) + ([.$M$10]*[.D10]) + ([.$N$10]*[.E10]) + ([.$O$10]*[.F10]) + ([.$M$11]*[.D11]) + ([.$N$11]*[.E11]) +([.$O$11]*[.F11])" office:value-type="float" office:value="434" calcext:value-type="float">
            <text:p>434</text:p>
          </table:table-cell>
          <table:table-cell table:style-name="ce1" table:formula="of:=([.$M$9]*[.E9]) + ([.$N$9]*[.F9]) + ([.$O$9]*[.G9]) + ([.$M$10]*[.E10]) + ([.$N$10]*[.F10]) + ([.$O$10]*[.G10]) + ([.$M$11]*[.E11]) + ([.$N$11]*[.F11]) +([.$O$11]*[.G11])" office:value-type="float" office:value="455" calcext:value-type="float">
            <text:p>455</text:p>
          </table:table-cell>
          <table:table-cell table:number-columns-repeated="3"/>
          <table:table-cell table:style-name="ce1" table:formula="of:=MAX([.U11:.V12])" office:value-type="float" office:value="686" calcext:value-type="float">
            <text:p>686</text:p>
          </table:table-cell>
          <table:table-cell table:style-name="ce1" table:formula="of:=MAX([.W11:.X12])" office:value-type="float" office:value="728" calcext:value-type="float">
            <text:p>728</text:p>
          </table:table-cell>
          <table:table-cell table:number-columns-repeated="34"/>
        </table:table-row>
        <table:table-row table:style-name="ro1">
          <table:table-cell table:style-name="ce1" table:formula="of:=[.G10]+1" office:value-type="float" office:value="22" calcext:value-type="float">
            <text:p>22</text:p>
          </table:table-cell>
          <table:table-cell table:style-name="ce1" table:formula="of:=[.A11]+1" office:value-type="float" office:value="23" calcext:value-type="float">
            <text:p>23</text:p>
          </table:table-cell>
          <table:table-cell table:formula="of:=[.B11]+1" office:value-type="float" office:value="24" calcext:value-type="float">
            <text:p>24</text:p>
          </table:table-cell>
          <table:table-cell table:formula="of:=[.C11]+1" office:value-type="float" office:value="25" calcext:value-type="float">
            <text:p>25</text:p>
          </table:table-cell>
          <table:table-cell table:formula="of:=[.D11]+1" office:value-type="float" office:value="26" calcext:value-type="float">
            <text:p>26</text:p>
          </table:table-cell>
          <table:table-cell table:style-name="ce1" table:formula="of:=[.E11]+1" office:value-type="float" office:value="27" calcext:value-type="float">
            <text:p>27</text:p>
          </table:table-cell>
          <table:table-cell table:style-name="ce1" table:formula="of:=[.F11]+1" office:value-type="float" office:value="28" calcext:value-type="float">
            <text:p>28</text:p>
          </table:table-cell>
          <table:table-cell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/>
          <table:table-cell table:style-name="ce1" table:formula="of:=([.$M$9]*[.A10]) + ([.$N$9]*[.B10]) + ([.$O$9]*[.C10]) + ([.$M$10]*[.A11]) + ([.$N$10]*[.B11]) + ([.$O$10]*[.C11]) + ([.$M$11]*[.A12]) + ([.$N$11]*[.B12]) +([.$O$11]*[.C12])" office:value-type="float" office:value="518" calcext:value-type="float">
            <text:p>518</text:p>
          </table:table-cell>
          <table:table-cell table:style-name="ce1" table:formula="of:=([.$M$9]*[.B10]) + ([.$N$9]*[.C10]) + ([.$O$9]*[.D10]) + ([.$M$10]*[.B11]) + ([.$N$10]*[.C11]) + ([.$O$10]*[.D11]) + ([.$M$11]*[.B12]) + ([.$N$11]*[.C12]) +([.$O$11]*[.D12])" office:value-type="float" office:value="539" calcext:value-type="float">
            <text:p>539</text:p>
          </table:table-cell>
          <table:table-cell table:style-name="ce1" table:formula="of:=([.$M$9]*[.C10]) + ([.$N$9]*[.D10]) + ([.$O$9]*[.E10]) + ([.$M$10]*[.C11]) + ([.$N$10]*[.D11]) + ([.$O$10]*[.E11]) + ([.$M$11]*[.C12]) + ([.$N$11]*[.D12]) +([.$O$11]*[.E12])" office:value-type="float" office:value="560" calcext:value-type="float">
            <text:p>560</text:p>
          </table:table-cell>
          <table:table-cell table:style-name="ce1" table:formula="of:=([.$M$9]*[.D10]) + ([.$N$9]*[.E10]) + ([.$O$9]*[.F10]) + ([.$M$10]*[.D11]) + ([.$N$10]*[.E11]) + ([.$O$10]*[.F11]) + ([.$M$11]*[.D12]) + ([.$N$11]*[.E12]) +([.$O$11]*[.F12])" office:value-type="float" office:value="581" calcext:value-type="float">
            <text:p>581</text:p>
          </table:table-cell>
          <table:table-cell table:style-name="ce1" table:formula="of:=([.$M$9]*[.E10]) + ([.$N$9]*[.F10]) + ([.$O$9]*[.G10]) + ([.$M$10]*[.E11]) + ([.$N$10]*[.F11]) + ([.$O$10]*[.G11]) + ([.$M$11]*[.E12]) + ([.$N$11]*[.F12]) +([.$O$11]*[.G12])" office:value-type="float" office:value="602" calcext:value-type="float">
            <text:p>602</text:p>
          </table:table-cell>
          <table:table-cell table:number-columns-repeated="39"/>
        </table:table-row>
        <table:table-row table:style-name="ro1">
          <table:table-cell table:style-name="ce1" table:formula="of:=[.G11]+1" office:value-type="float" office:value="29" calcext:value-type="float">
            <text:p>29</text:p>
          </table:table-cell>
          <table:table-cell table:style-name="ce1" table:formula="of:=[.A12]+1" office:value-type="float" office:value="30" calcext:value-type="float">
            <text:p>30</text:p>
          </table:table-cell>
          <table:table-cell table:formula="of:=[.B12]+1" office:value-type="float" office:value="31" calcext:value-type="float">
            <text:p>31</text:p>
          </table:table-cell>
          <table:table-cell table:formula="of:=[.C12]+1" office:value-type="float" office:value="32" calcext:value-type="float">
            <text:p>32</text:p>
          </table:table-cell>
          <table:table-cell table:formula="of:=[.D12]+1" office:value-type="float" office:value="33" calcext:value-type="float">
            <text:p>33</text:p>
          </table:table-cell>
          <table:table-cell table:style-name="ce1" table:formula="of:=[.E12]+1" office:value-type="float" office:value="34" calcext:value-type="float">
            <text:p>34</text:p>
          </table:table-cell>
          <table:table-cell table:style-name="ce1" table:formula="of:=[.F12]+1" office:value-type="float" office:value="35" calcext:value-type="float">
            <text:p>35</text:p>
          </table:table-cell>
          <table:table-cell table:number-columns-repeated="13"/>
          <table:table-cell table:style-name="ce1" table:formula="of:=([.$M$9]*[.A11]) + ([.$N$9]*[.B11]) + ([.$O$9]*[.C11]) + ([.$M$10]*[.A12]) + ([.$N$10]*[.B12]) + ([.$O$10]*[.C12]) + ([.$M$11]*[.A13]) + ([.$N$11]*[.B13]) +([.$O$11]*[.C13])" office:value-type="float" office:value="665" calcext:value-type="float">
            <text:p>665</text:p>
          </table:table-cell>
          <table:table-cell table:style-name="ce1" table:formula="of:=([.$M$9]*[.B11]) + ([.$N$9]*[.C11]) + ([.$O$9]*[.D11]) + ([.$M$10]*[.B12]) + ([.$N$10]*[.C12]) + ([.$O$10]*[.D12]) + ([.$M$11]*[.B13]) + ([.$N$11]*[.C13]) +([.$O$11]*[.D13])" office:value-type="float" office:value="686" calcext:value-type="float">
            <text:p>686</text:p>
          </table:table-cell>
          <table:table-cell table:style-name="ce1" table:formula="of:=([.$M$9]*[.C11]) + ([.$N$9]*[.D11]) + ([.$O$9]*[.E11]) + ([.$M$10]*[.C12]) + ([.$N$10]*[.D12]) + ([.$O$10]*[.E12]) + ([.$M$11]*[.C13]) + ([.$N$11]*[.D13]) +([.$O$11]*[.E13])" office:value-type="float" office:value="707" calcext:value-type="float">
            <text:p>707</text:p>
          </table:table-cell>
          <table:table-cell table:style-name="ce1" table:formula="of:=([.$M$9]*[.D11]) + ([.$N$9]*[.E11]) + ([.$O$9]*[.F11]) + ([.$M$10]*[.D12]) + ([.$N$10]*[.E12]) + ([.$O$10]*[.F12]) + ([.$M$11]*[.D13]) + ([.$N$11]*[.E13]) +([.$O$11]*[.F13])" office:value-type="float" office:value="728" calcext:value-type="float">
            <text:p>728</text:p>
          </table:table-cell>
          <table:table-cell table:style-name="ce1" table:formula="of:=([.$M$9]*[.E11]) + ([.$N$9]*[.F11]) + ([.$O$9]*[.G11]) + ([.$M$10]*[.E12]) + ([.$N$10]*[.F12]) + ([.$O$10]*[.G12]) + ([.$M$11]*[.E13]) + ([.$N$11]*[.F13]) +([.$O$11]*[.G13])" office:value-type="float" office:value="749" calcext:value-type="float">
            <text:p>749</text:p>
          </table:table-cell>
          <table:table-cell table:number-columns-repeated="39"/>
        </table:table-row>
        <table:table-row table:style-name="ro1">
          <table:table-cell table:style-name="ce1" table:formula="of:=[.G12]+1" office:value-type="float" office:value="36" calcext:value-type="float">
            <text:p>36</text:p>
          </table:table-cell>
          <table:table-cell table:style-name="ce1" table:formula="of:=[.A13]+1" office:value-type="float" office:value="37" calcext:value-type="float">
            <text:p>37</text:p>
          </table:table-cell>
          <table:table-cell table:formula="of:=[.B13]+1" office:value-type="float" office:value="38" calcext:value-type="float">
            <text:p>38</text:p>
          </table:table-cell>
          <table:table-cell table:formula="of:=[.C13]+1" office:value-type="float" office:value="39" calcext:value-type="float">
            <text:p>39</text:p>
          </table:table-cell>
          <table:table-cell table:formula="of:=[.D13]+1" office:value-type="float" office:value="40" calcext:value-type="float">
            <text:p>40</text:p>
          </table:table-cell>
          <table:table-cell table:style-name="ce1" table:formula="of:=[.E13]+1" office:value-type="float" office:value="41" calcext:value-type="float">
            <text:p>41</text:p>
          </table:table-cell>
          <table:table-cell table:style-name="ce1" table:formula="of:=[.F13]+1" office:value-type="float" office:value="42" calcext:value-type="float">
            <text:p>42</text:p>
          </table:table-cell>
          <table:table-cell table:number-columns-repeated="13"/>
          <table:table-cell table:style-name="ce1" table:formula="of:=([.$M$9]*[.A12]) + ([.$N$9]*[.B12]) + ([.$O$9]*[.C12]) + ([.$M$10]*[.A13]) + ([.$N$10]*[.B13]) + ([.$O$10]*[.C13]) + ([.$M$11]*[.A14]) + ([.$N$11]*[.B14]) +([.$O$11]*[.C14])" office:value-type="float" office:value="812" calcext:value-type="float">
            <text:p>812</text:p>
          </table:table-cell>
          <table:table-cell table:style-name="ce1" table:formula="of:=([.$M$9]*[.B12]) + ([.$N$9]*[.C12]) + ([.$O$9]*[.D12]) + ([.$M$10]*[.B13]) + ([.$N$10]*[.C13]) + ([.$O$10]*[.D13]) + ([.$M$11]*[.B14]) + ([.$N$11]*[.C14]) +([.$O$11]*[.D14])" office:value-type="float" office:value="833" calcext:value-type="float">
            <text:p>833</text:p>
          </table:table-cell>
          <table:table-cell table:style-name="ce1" table:formula="of:=([.$M$9]*[.C12]) + ([.$N$9]*[.D12]) + ([.$O$9]*[.E12]) + ([.$M$10]*[.C13]) + ([.$N$10]*[.D13]) + ([.$O$10]*[.E13]) + ([.$M$11]*[.C14]) + ([.$N$11]*[.D14]) +([.$O$11]*[.E14])" office:value-type="float" office:value="854" calcext:value-type="float">
            <text:p>854</text:p>
          </table:table-cell>
          <table:table-cell table:style-name="ce1" table:formula="of:=([.$M$9]*[.D12]) + ([.$N$9]*[.E12]) + ([.$O$9]*[.F12]) + ([.$M$10]*[.D13]) + ([.$N$10]*[.E13]) + ([.$O$10]*[.F13]) + ([.$M$11]*[.D14]) + ([.$N$11]*[.E14]) +([.$O$11]*[.F14])" office:value-type="float" office:value="875" calcext:value-type="float">
            <text:p>875</text:p>
          </table:table-cell>
          <table:table-cell table:style-name="ce1" table:formula="of:=([.$M$9]*[.E12]) + ([.$N$9]*[.F12]) + ([.$O$9]*[.G12]) + ([.$M$10]*[.E13]) + ([.$N$10]*[.F13]) + ([.$O$10]*[.G13]) + ([.$M$11]*[.E14]) + ([.$N$11]*[.F14]) +([.$O$11]*[.G14])" office:value-type="float" office:value="896" calcext:value-type="float">
            <text:p>896</text:p>
          </table:table-cell>
          <table:table-cell table:number-columns-repeated="39"/>
        </table:table-row>
        <table:table-row table:style-name="ro1">
          <table:table-cell table:style-name="ce1" table:formula="of:=[.G13]+1" office:value-type="float" office:value="43" calcext:value-type="float">
            <text:p>43</text:p>
          </table:table-cell>
          <table:table-cell table:style-name="ce1" table:formula="of:=[.A14]+1" office:value-type="float" office:value="44" calcext:value-type="float">
            <text:p>44</text:p>
          </table:table-cell>
          <table:table-cell table:formula="of:=[.B14]+1" office:value-type="float" office:value="45" calcext:value-type="float">
            <text:p>45</text:p>
          </table:table-cell>
          <table:table-cell table:formula="of:=[.C14]+1" office:value-type="float" office:value="46" calcext:value-type="float">
            <text:p>46</text:p>
          </table:table-cell>
          <table:table-cell table:formula="of:=[.D14]+1" office:value-type="float" office:value="47" calcext:value-type="float">
            <text:p>47</text:p>
          </table:table-cell>
          <table:table-cell table:style-name="ce1" table:formula="of:=[.E14]+1" office:value-type="float" office:value="48" calcext:value-type="float">
            <text:p>48</text:p>
          </table:table-cell>
          <table:table-cell table:style-name="ce1" table:formula="of:=[.F14]+1" office:value-type="float" office:value="49" calcext:value-type="float">
            <text:p>49</text:p>
          </table:table-cell>
          <table:table-cell table:number-columns-repeated="57"/>
        </table:table-row>
        <table:table-row table:style-name="ro1" table:number-rows-repeated="3">
          <table:table-cell table:number-columns-repeated="2"/>
          <table:table-cell table:style-name="Default" table:number-columns-repeated="3"/>
          <table:table-cell table:number-columns-repeated="59"/>
        </table:table-row>
        <table:table-row table:style-name="ro1">
          <table:table-cell table:number-columns-repeated="9" table:style-name="ce2" office:value-type="float" office:value="0" calcext:value-type="float">
            <text:p>0</text:p>
          </table:table-cell>
          <table:table-cell table:number-columns-repeated="11"/>
          <table:table-cell office:value-type="string" calcext:value-type="string">
            <text:p>Apply First Convnet Operation</text:p>
          </table:table-cell>
          <table:table-cell table:number-columns-repeated="7"/>
          <table:table-cell office:value-type="string" calcext:value-type="string">
            <text:p>MaxPooling Operation (2X2)</text:p>
          </table:table-cell>
          <table:table-cell table:number-columns-repeated="3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Kernel</text:p>
          </table:table-cell>
          <table:table-cell table:number-columns-repeated="5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table:formula="of:=[.H19]+1" office:value-type="float" office:value="8" calcext:value-type="float">
            <text:p>8</text:p>
          </table:table-cell>
          <table:table-cell table:formula="of:=[.B20]+1" office:value-type="float" office:value="9" calcext:value-type="float">
            <text:p>9</text:p>
          </table:table-cell>
          <table:table-cell table:formula="of:=[.C20]+1" office:value-type="float" office:value="10" calcext:value-type="float">
            <text:p>10</text:p>
          </table:table-cell>
          <table:table-cell table:formula="of:=[.D20]+1" office:value-type="float" office:value="11" calcext:value-type="float">
            <text:p>11</text:p>
          </table:table-cell>
          <table:table-cell table:style-name="ce1" table:formula="of:=[.E20]+1" office:value-type="float" office:value="12" calcext:value-type="float">
            <text:p>12</text:p>
          </table:table-cell>
          <table:table-cell table:style-name="ce1" table:formula="of:=[.F20]+1" office:value-type="float" office:value="13" calcext:value-type="float">
            <text:p>13</text:p>
          </table:table-cell>
          <table:table-cell table:style-name="ce1" table:formula="of:=[.G20]+1" office:value-type="float" office:value="14" calcext:value-type="float">
            <text:p>1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5"/>
          <table:table-cell table:style-name="ce1" table:formula="of:=([.$M$9]*[.A18]) + ([.$N$9]*[.B18]) + ([.$O$9]*[.C18]) + ([.$M$10]*[.A19]) + ([.$N$10]*[.B19]) + ([.$O$10]*[.C19]) + ([.$M$11]*[.A20]) + ([.$N$11]*[.B20]) +([.$O$11]*[.C20])" office:value-type="float" office:value="57" calcext:value-type="float">
            <text:p>57</text:p>
          </table:table-cell>
          <table:table-cell table:style-name="ce1" table:formula="of:=([.$M$9]*[.B18]) + ([.$N$9]*[.C18]) + ([.$O$9]*[.D18]) + ([.$M$10]*[.B19]) + ([.$N$10]*[.C19]) + ([.$O$10]*[.D19]) + ([.$M$11]*[.B20]) + ([.$N$11]*[.C20]) +([.$O$11]*[.D20])" office:value-type="float" office:value="101" calcext:value-type="float">
            <text:p>101</text:p>
          </table:table-cell>
          <table:table-cell table:style-name="ce1" table:formula="of:=([.$M$9]*[.C18]) + ([.$N$9]*[.D18]) + ([.$O$9]*[.E18]) + ([.$M$10]*[.C19]) + ([.$N$10]*[.D19]) + ([.$O$10]*[.E19]) + ([.$M$11]*[.C20]) + ([.$N$11]*[.D20]) +([.$O$11]*[.E20])" office:value-type="float" office:value="117" calcext:value-type="float">
            <text:p>117</text:p>
          </table:table-cell>
          <table:table-cell table:style-name="ce1" table:formula="of:=([.$M$9]*[.D18]) + ([.$N$9]*[.E18]) + ([.$O$9]*[.F18]) + ([.$M$10]*[.D19]) + ([.$N$10]*[.E19]) + ([.$O$10]*[.F19]) + ([.$M$11]*[.D20]) + ([.$N$11]*[.E20]) +([.$O$11]*[.F20])" office:value-type="float" office:value="133" calcext:value-type="float">
            <text:p>133</text:p>
          </table:table-cell>
          <table:table-cell table:style-name="ce1" table:formula="of:=([.$M$9]*[.E18]) + ([.$N$9]*[.F18]) + ([.$O$9]*[.G18]) + ([.$M$10]*[.E19]) + ([.$N$10]*[.F19]) + ([.$O$10]*[.G19]) + ([.$M$11]*[.E20]) + ([.$N$11]*[.F20]) +([.$O$11]*[.G20])" office:value-type="float" office:value="149" calcext:value-type="float">
            <text:p>149</text:p>
          </table:table-cell>
          <table:table-cell table:style-name="ce1" table:formula="of:=([.$M$9]*[.F18]) + ([.$N$9]*[.G18]) + ([.$O$9]*[.H18]) + ([.$M$10]*[.F19]) + ([.$N$10]*[.G19]) + ([.$O$10]*[.H19]) + ([.$M$11]*[.F20]) + ([.$N$11]*[.G20]) +([.$O$11]*[.H20])" office:value-type="float" office:value="165" calcext:value-type="float">
            <text:p>165</text:p>
          </table:table-cell>
          <table:table-cell table:style-name="ce1" table:formula="of:=([.$M$9]*[.G18]) + ([.$N$9]*[.H18]) + ([.$O$9]*[.I18]) + ([.$M$10]*[.G19]) + ([.$N$10]*[.H19]) + ([.$O$10]*[.I19]) + ([.$M$11]*[.G20]) + ([.$N$11]*[.H20]) +([.$O$11]*[.I20])" office:value-type="float" office:value="142" calcext:value-type="float">
            <text:p>142</text:p>
          </table:table-cell>
          <table:table-cell/>
          <table:table-cell table:style-name="ce1" table:formula="of:=MAX([.U20:.V21])" office:value-type="float" office:value="224" calcext:value-type="float">
            <text:p>224</text:p>
          </table:table-cell>
          <table:table-cell table:style-name="ce1" table:formula="of:=MAX([.W20:.X21])" office:value-type="float" office:value="266" calcext:value-type="float">
            <text:p>266</text:p>
          </table:table-cell>
          <table:table-cell table:style-name="ce1" table:formula="of:=MAX([.Y20:.Z21])" office:value-type="float" office:value="308" calcext:value-type="float">
            <text:p>308</text:p>
          </table:table-cell>
          <table:table-cell table:number-columns-repeated="3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table:formula="of:=[.H20]+1" office:value-type="float" office:value="15" calcext:value-type="float">
            <text:p>15</text:p>
          </table:table-cell>
          <table:table-cell table:formula="of:=[.B21]+1" office:value-type="float" office:value="16" calcext:value-type="float">
            <text:p>16</text:p>
          </table:table-cell>
          <table:table-cell table:formula="of:=[.C21]+1" office:value-type="float" office:value="17" calcext:value-type="float">
            <text:p>17</text:p>
          </table:table-cell>
          <table:table-cell table:formula="of:=[.D21]+1" office:value-type="float" office:value="18" calcext:value-type="float">
            <text:p>18</text:p>
          </table:table-cell>
          <table:table-cell table:style-name="ce1" table:formula="of:=[.E21]+1" office:value-type="float" office:value="19" calcext:value-type="float">
            <text:p>19</text:p>
          </table:table-cell>
          <table:table-cell table:style-name="ce1" table:formula="of:=[.F21]+1" office:value-type="float" office:value="20" calcext:value-type="float">
            <text:p>20</text:p>
          </table:table-cell>
          <table:table-cell table:style-name="ce1" table:formula="of:=[.G21]+1" office:value-type="float" office:value="21" calcext:value-type="float">
            <text:p>2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"/>
          <table:table-cell table:style-name="ce1" table:formula="of:=([.$M$9]*[.A19]) + ([.$N$9]*[.B19]) + ([.$O$9]*[.C19]) + ([.$M$10]*[.A20]) + ([.$N$10]*[.B20]) + ([.$O$10]*[.C20]) + ([.$M$11]*[.A21]) + ([.$N$11]*[.B21]) +([.$O$11]*[.C21])" office:value-type="float" office:value="140" calcext:value-type="float">
            <text:p>140</text:p>
          </table:table-cell>
          <table:table-cell table:style-name="ce1" table:formula="of:=([.$M$9]*[.B19]) + ([.$N$9]*[.C19]) + ([.$O$9]*[.D19]) + ([.$M$10]*[.B20]) + ([.$N$10]*[.C20]) + ([.$O$10]*[.D20]) + ([.$M$11]*[.B21]) + ([.$N$11]*[.C21]) +([.$O$11]*[.D21])" office:value-type="float" office:value="224" calcext:value-type="float">
            <text:p>224</text:p>
          </table:table-cell>
          <table:table-cell table:style-name="ce1" table:formula="of:=([.$M$9]*[.C19]) + ([.$N$9]*[.D19]) + ([.$O$9]*[.E19]) + ([.$M$10]*[.C20]) + ([.$N$10]*[.D20]) + ([.$O$10]*[.E20]) + ([.$M$11]*[.C21]) + ([.$N$11]*[.D21]) +([.$O$11]*[.E21])" office:value-type="float" office:value="245" calcext:value-type="float">
            <text:p>245</text:p>
          </table:table-cell>
          <table:table-cell table:style-name="ce1" table:formula="of:=([.$M$9]*[.D19]) + ([.$N$9]*[.E19]) + ([.$O$9]*[.F19]) + ([.$M$10]*[.D20]) + ([.$N$10]*[.E20]) + ([.$O$10]*[.F20]) + ([.$M$11]*[.D21]) + ([.$N$11]*[.E21]) +([.$O$11]*[.F21])" office:value-type="float" office:value="266" calcext:value-type="float">
            <text:p>266</text:p>
          </table:table-cell>
          <table:table-cell table:style-name="ce1" table:formula="of:=([.$M$9]*[.E19]) + ([.$N$9]*[.F19]) + ([.$O$9]*[.G19]) + ([.$M$10]*[.E20]) + ([.$N$10]*[.F20]) + ([.$O$10]*[.G20]) + ([.$M$11]*[.E21]) + ([.$N$11]*[.F21]) +([.$O$11]*[.G21])" office:value-type="float" office:value="287" calcext:value-type="float">
            <text:p>287</text:p>
          </table:table-cell>
          <table:table-cell table:style-name="ce1" table:formula="of:=([.$M$9]*[.F19]) + ([.$N$9]*[.G19]) + ([.$O$9]*[.H19]) + ([.$M$10]*[.F20]) + ([.$N$10]*[.G20]) + ([.$O$10]*[.H20]) + ([.$M$11]*[.F21]) + ([.$N$11]*[.G21]) +([.$O$11]*[.H21])" office:value-type="float" office:value="308" calcext:value-type="float">
            <text:p>308</text:p>
          </table:table-cell>
          <table:table-cell table:style-name="ce1" table:formula="of:=([.$M$9]*[.G19]) + ([.$N$9]*[.H19]) + ([.$O$9]*[.I19]) + ([.$M$10]*[.G20]) + ([.$N$10]*[.H20]) + ([.$O$10]*[.I20]) + ([.$M$11]*[.G21]) + ([.$N$11]*[.H21]) +([.$O$11]*[.I21])" office:value-type="float" office:value="246" calcext:value-type="float">
            <text:p>246</text:p>
          </table:table-cell>
          <table:table-cell/>
          <table:table-cell table:style-name="ce1" table:formula="of:=MAX([.U22:.V23])" office:value-type="float" office:value="518" calcext:value-type="float">
            <text:p>518</text:p>
          </table:table-cell>
          <table:table-cell table:style-name="ce1" table:formula="of:=MAX([.W22:.X23])" office:value-type="float" office:value="560" calcext:value-type="float">
            <text:p>560</text:p>
          </table:table-cell>
          <table:table-cell table:style-name="ce1" table:formula="of:=MAX([.Y22:.Z23])" office:value-type="float" office:value="602" calcext:value-type="float">
            <text:p>602</text:p>
          </table:table-cell>
          <table:table-cell table:number-columns-repeated="3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table:formula="of:=[.H21]+1" office:value-type="float" office:value="22" calcext:value-type="float">
            <text:p>22</text:p>
          </table:table-cell>
          <table:table-cell table:formula="of:=[.B22]+1" office:value-type="float" office:value="23" calcext:value-type="float">
            <text:p>23</text:p>
          </table:table-cell>
          <table:table-cell table:formula="of:=[.C22]+1" office:value-type="float" office:value="24" calcext:value-type="float">
            <text:p>24</text:p>
          </table:table-cell>
          <table:table-cell table:formula="of:=[.D22]+1" office:value-type="float" office:value="25" calcext:value-type="float">
            <text:p>25</text:p>
          </table:table-cell>
          <table:table-cell table:style-name="ce1" table:formula="of:=[.E22]+1" office:value-type="float" office:value="26" calcext:value-type="float">
            <text:p>26</text:p>
          </table:table-cell>
          <table:table-cell table:style-name="ce1" table:formula="of:=[.F22]+1" office:value-type="float" office:value="27" calcext:value-type="float">
            <text:p>27</text:p>
          </table:table-cell>
          <table:table-cell table:style-name="ce1" table:formula="of:=[.G22]+1" office:value-type="float" office:value="28" calcext:value-type="float">
            <text:p>2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/>
          <table:table-cell table:style-name="ce1" table:formula="of:=([.$M$9]*[.A20]) + ([.$N$9]*[.B20]) + ([.$O$9]*[.C20]) + ([.$M$10]*[.A21]) + ([.$N$10]*[.B21]) + ([.$O$10]*[.C21]) + ([.$M$11]*[.A22]) + ([.$N$11]*[.B22]) +([.$O$11]*[.C22])" office:value-type="float" office:value="245" calcext:value-type="float">
            <text:p>245</text:p>
          </table:table-cell>
          <table:table-cell table:style-name="ce1" table:formula="of:=([.$M$9]*[.B20]) + ([.$N$9]*[.C20]) + ([.$O$9]*[.D20]) + ([.$M$10]*[.B21]) + ([.$N$10]*[.C21]) + ([.$O$10]*[.D21]) + ([.$M$11]*[.B22]) + ([.$N$11]*[.C22]) +([.$O$11]*[.D22])" office:value-type="float" office:value="371" calcext:value-type="float">
            <text:p>371</text:p>
          </table:table-cell>
          <table:table-cell table:style-name="ce1" table:formula="of:=([.$M$9]*[.C20]) + ([.$N$9]*[.D20]) + ([.$O$9]*[.E20]) + ([.$M$10]*[.C21]) + ([.$N$10]*[.D21]) + ([.$O$10]*[.E21]) + ([.$M$11]*[.C22]) + ([.$N$11]*[.D22]) +([.$O$11]*[.E22])" office:value-type="float" office:value="392" calcext:value-type="float">
            <text:p>392</text:p>
          </table:table-cell>
          <table:table-cell table:style-name="ce1" table:formula="of:=([.$M$9]*[.D20]) + ([.$N$9]*[.E20]) + ([.$O$9]*[.F20]) + ([.$M$10]*[.D21]) + ([.$N$10]*[.E21]) + ([.$O$10]*[.F21]) + ([.$M$11]*[.D22]) + ([.$N$11]*[.E22]) +([.$O$11]*[.F22])" office:value-type="float" office:value="413" calcext:value-type="float">
            <text:p>413</text:p>
          </table:table-cell>
          <table:table-cell table:style-name="ce1" table:formula="of:=([.$M$9]*[.E20]) + ([.$N$9]*[.F20]) + ([.$O$9]*[.G20]) + ([.$M$10]*[.E21]) + ([.$N$10]*[.F21]) + ([.$O$10]*[.G21]) + ([.$M$11]*[.E22]) + ([.$N$11]*[.F22]) +([.$O$11]*[.G22])" office:value-type="float" office:value="434" calcext:value-type="float">
            <text:p>434</text:p>
          </table:table-cell>
          <table:table-cell table:style-name="ce1" table:formula="of:=([.$M$9]*[.F20]) + ([.$N$9]*[.G20]) + ([.$O$9]*[.H20]) + ([.$M$10]*[.F21]) + ([.$N$10]*[.G21]) + ([.$O$10]*[.H21]) + ([.$M$11]*[.F22]) + ([.$N$11]*[.G22]) +([.$O$11]*[.H22])" office:value-type="float" office:value="455" calcext:value-type="float">
            <text:p>455</text:p>
          </table:table-cell>
          <table:table-cell table:style-name="ce1" table:formula="of:=([.$M$9]*[.G20]) + ([.$N$9]*[.H20]) + ([.$O$9]*[.I20]) + ([.$M$10]*[.G21]) + ([.$N$10]*[.H21]) + ([.$O$10]*[.I21]) + ([.$M$11]*[.G22]) + ([.$N$11]*[.H22]) +([.$O$11]*[.I22])" office:value-type="float" office:value="351" calcext:value-type="float">
            <text:p>351</text:p>
          </table:table-cell>
          <table:table-cell table:number-columns-repeated="3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table:formula="of:=[.H22]+1" office:value-type="float" office:value="29" calcext:value-type="float">
            <text:p>29</text:p>
          </table:table-cell>
          <table:table-cell table:formula="of:=[.B23]+1" office:value-type="float" office:value="30" calcext:value-type="float">
            <text:p>30</text:p>
          </table:table-cell>
          <table:table-cell table:formula="of:=[.C23]+1" office:value-type="float" office:value="31" calcext:value-type="float">
            <text:p>31</text:p>
          </table:table-cell>
          <table:table-cell table:formula="of:=[.D23]+1" office:value-type="float" office:value="32" calcext:value-type="float">
            <text:p>32</text:p>
          </table:table-cell>
          <table:table-cell table:style-name="ce1" table:formula="of:=[.E23]+1" office:value-type="float" office:value="33" calcext:value-type="float">
            <text:p>33</text:p>
          </table:table-cell>
          <table:table-cell table:style-name="ce1" table:formula="of:=[.F23]+1" office:value-type="float" office:value="34" calcext:value-type="float">
            <text:p>34</text:p>
          </table:table-cell>
          <table:table-cell table:style-name="ce1" table:formula="of:=[.G23]+1" office:value-type="float" office:value="35" calcext:value-type="float">
            <text:p>3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1"/>
          <table:table-cell table:style-name="ce1" table:formula="of:=([.$M$9]*[.A21]) + ([.$N$9]*[.B21]) + ([.$O$9]*[.C21]) + ([.$M$10]*[.A22]) + ([.$N$10]*[.B22]) + ([.$O$10]*[.C22]) + ([.$M$11]*[.A23]) + ([.$N$11]*[.B23]) +([.$O$11]*[.C23])" office:value-type="float" office:value="350" calcext:value-type="float">
            <text:p>350</text:p>
          </table:table-cell>
          <table:table-cell table:style-name="ce1" table:formula="of:=([.$M$9]*[.B21]) + ([.$N$9]*[.C21]) + ([.$O$9]*[.D21]) + ([.$M$10]*[.B22]) + ([.$N$10]*[.C22]) + ([.$O$10]*[.D22]) + ([.$M$11]*[.B23]) + ([.$N$11]*[.C23]) +([.$O$11]*[.D23])" office:value-type="float" office:value="518" calcext:value-type="float">
            <text:p>518</text:p>
          </table:table-cell>
          <table:table-cell table:style-name="ce1" table:formula="of:=([.$M$9]*[.C21]) + ([.$N$9]*[.D21]) + ([.$O$9]*[.E21]) + ([.$M$10]*[.C22]) + ([.$N$10]*[.D22]) + ([.$O$10]*[.E22]) + ([.$M$11]*[.C23]) + ([.$N$11]*[.D23]) +([.$O$11]*[.E23])" office:value-type="float" office:value="539" calcext:value-type="float">
            <text:p>539</text:p>
          </table:table-cell>
          <table:table-cell table:style-name="ce1" table:formula="of:=([.$M$9]*[.D21]) + ([.$N$9]*[.E21]) + ([.$O$9]*[.F21]) + ([.$M$10]*[.D22]) + ([.$N$10]*[.E22]) + ([.$O$10]*[.F22]) + ([.$M$11]*[.D23]) + ([.$N$11]*[.E23]) +([.$O$11]*[.F23])" office:value-type="float" office:value="560" calcext:value-type="float">
            <text:p>560</text:p>
          </table:table-cell>
          <table:table-cell table:style-name="ce1" table:formula="of:=([.$M$9]*[.E21]) + ([.$N$9]*[.F21]) + ([.$O$9]*[.G21]) + ([.$M$10]*[.E22]) + ([.$N$10]*[.F22]) + ([.$O$10]*[.G22]) + ([.$M$11]*[.E23]) + ([.$N$11]*[.F23]) +([.$O$11]*[.G23])" office:value-type="float" office:value="581" calcext:value-type="float">
            <text:p>581</text:p>
          </table:table-cell>
          <table:table-cell table:style-name="ce1" table:formula="of:=([.$M$9]*[.F21]) + ([.$N$9]*[.G21]) + ([.$O$9]*[.H21]) + ([.$M$10]*[.F22]) + ([.$N$10]*[.G22]) + ([.$O$10]*[.H22]) + ([.$M$11]*[.F23]) + ([.$N$11]*[.G23]) +([.$O$11]*[.H23])" office:value-type="float" office:value="602" calcext:value-type="float">
            <text:p>602</text:p>
          </table:table-cell>
          <table:table-cell table:style-name="ce1" table:formula="of:=([.$M$9]*[.G21]) + ([.$N$9]*[.H21]) + ([.$O$9]*[.I21]) + ([.$M$10]*[.G22]) + ([.$N$10]*[.H22]) + ([.$O$10]*[.I22]) + ([.$M$11]*[.G23]) + ([.$N$11]*[.H23]) +([.$O$11]*[.I23])" office:value-type="float" office:value="456" calcext:value-type="float">
            <text:p>456</text:p>
          </table:table-cell>
          <table:table-cell table:number-columns-repeated="3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table:formula="of:=[.H23]+1" office:value-type="float" office:value="36" calcext:value-type="float">
            <text:p>36</text:p>
          </table:table-cell>
          <table:table-cell table:formula="of:=[.B24]+1" office:value-type="float" office:value="37" calcext:value-type="float">
            <text:p>37</text:p>
          </table:table-cell>
          <table:table-cell table:formula="of:=[.C24]+1" office:value-type="float" office:value="38" calcext:value-type="float">
            <text:p>38</text:p>
          </table:table-cell>
          <table:table-cell table:formula="of:=[.D24]+1" office:value-type="float" office:value="39" calcext:value-type="float">
            <text:p>39</text:p>
          </table:table-cell>
          <table:table-cell table:style-name="ce1" table:formula="of:=[.E24]+1" office:value-type="float" office:value="40" calcext:value-type="float">
            <text:p>40</text:p>
          </table:table-cell>
          <table:table-cell table:style-name="ce1" table:formula="of:=[.F24]+1" office:value-type="float" office:value="41" calcext:value-type="float">
            <text:p>41</text:p>
          </table:table-cell>
          <table:table-cell table:style-name="ce1" table:formula="of:=[.G24]+1" office:value-type="float" office:value="42" calcext:value-type="float">
            <text:p>4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1"/>
          <table:table-cell table:style-name="ce1" table:formula="of:=([.$M$9]*[.A22]) + ([.$N$9]*[.B22]) + ([.$O$9]*[.C22]) + ([.$M$10]*[.A23]) + ([.$N$10]*[.B23]) + ([.$O$10]*[.C23]) + ([.$M$11]*[.A24]) + ([.$N$11]*[.B24]) +([.$O$11]*[.C24])" office:value-type="float" office:value="455" calcext:value-type="float">
            <text:p>455</text:p>
          </table:table-cell>
          <table:table-cell table:style-name="ce1" table:formula="of:=([.$M$9]*[.B22]) + ([.$N$9]*[.C22]) + ([.$O$9]*[.D22]) + ([.$M$10]*[.B23]) + ([.$N$10]*[.C23]) + ([.$O$10]*[.D23]) + ([.$M$11]*[.B24]) + ([.$N$11]*[.C24]) +([.$O$11]*[.D24])" office:value-type="float" office:value="665" calcext:value-type="float">
            <text:p>665</text:p>
          </table:table-cell>
          <table:table-cell table:style-name="ce1" table:formula="of:=([.$M$9]*[.C22]) + ([.$N$9]*[.D22]) + ([.$O$9]*[.E22]) + ([.$M$10]*[.C23]) + ([.$N$10]*[.D23]) + ([.$O$10]*[.E23]) + ([.$M$11]*[.C24]) + ([.$N$11]*[.D24]) +([.$O$11]*[.E24])" office:value-type="float" office:value="686" calcext:value-type="float">
            <text:p>686</text:p>
          </table:table-cell>
          <table:table-cell table:style-name="ce1" table:formula="of:=([.$M$9]*[.D22]) + ([.$N$9]*[.E22]) + ([.$O$9]*[.F22]) + ([.$M$10]*[.D23]) + ([.$N$10]*[.E23]) + ([.$O$10]*[.F23]) + ([.$M$11]*[.D24]) + ([.$N$11]*[.E24]) +([.$O$11]*[.F24])" office:value-type="float" office:value="707" calcext:value-type="float">
            <text:p>707</text:p>
          </table:table-cell>
          <table:table-cell table:style-name="ce1" table:formula="of:=([.$M$9]*[.E22]) + ([.$N$9]*[.F22]) + ([.$O$9]*[.G22]) + ([.$M$10]*[.E23]) + ([.$N$10]*[.F23]) + ([.$O$10]*[.G23]) + ([.$M$11]*[.E24]) + ([.$N$11]*[.F24]) +([.$O$11]*[.G24])" office:value-type="float" office:value="728" calcext:value-type="float">
            <text:p>728</text:p>
          </table:table-cell>
          <table:table-cell table:style-name="ce1" table:formula="of:=([.$M$9]*[.F22]) + ([.$N$9]*[.G22]) + ([.$O$9]*[.H22]) + ([.$M$10]*[.F23]) + ([.$N$10]*[.G23]) + ([.$O$10]*[.H23]) + ([.$M$11]*[.F24]) + ([.$N$11]*[.G24]) +([.$O$11]*[.H24])" office:value-type="float" office:value="749" calcext:value-type="float">
            <text:p>749</text:p>
          </table:table-cell>
          <table:table-cell table:style-name="ce1" table:formula="of:=([.$M$9]*[.G22]) + ([.$N$9]*[.H22]) + ([.$O$9]*[.I22]) + ([.$M$10]*[.G23]) + ([.$N$10]*[.H23]) + ([.$O$10]*[.I23]) + ([.$M$11]*[.G24]) + ([.$N$11]*[.H24]) +([.$O$11]*[.I24])" office:value-type="float" office:value="561" calcext:value-type="float">
            <text:p>561</text:p>
          </table:table-cell>
          <table:table-cell table:number-columns-repeated="3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table:formula="of:=[.H24]+1" office:value-type="float" office:value="43" calcext:value-type="float">
            <text:p>43</text:p>
          </table:table-cell>
          <table:table-cell table:formula="of:=[.B25]+1" office:value-type="float" office:value="44" calcext:value-type="float">
            <text:p>44</text:p>
          </table:table-cell>
          <table:table-cell table:formula="of:=[.C25]+1" office:value-type="float" office:value="45" calcext:value-type="float">
            <text:p>45</text:p>
          </table:table-cell>
          <table:table-cell table:formula="of:=[.D25]+1" office:value-type="float" office:value="46" calcext:value-type="float">
            <text:p>46</text:p>
          </table:table-cell>
          <table:table-cell table:style-name="ce1" table:formula="of:=[.E25]+1" office:value-type="float" office:value="47" calcext:value-type="float">
            <text:p>47</text:p>
          </table:table-cell>
          <table:table-cell table:style-name="ce1" table:formula="of:=[.F25]+1" office:value-type="float" office:value="48" calcext:value-type="float">
            <text:p>48</text:p>
          </table:table-cell>
          <table:table-cell table:style-name="ce1" table:formula="of:=[.G25]+1" office:value-type="float" office:value="49" calcext:value-type="float">
            <text:p>4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1"/>
          <table:table-cell table:style-name="ce1" table:formula="of:=([.$M$9]*[.A23]) + ([.$N$9]*[.B23]) + ([.$O$9]*[.C23]) + ([.$M$10]*[.A24]) + ([.$N$10]*[.B24]) + ([.$O$10]*[.C24]) + ([.$M$11]*[.A25]) + ([.$N$11]*[.B25]) +([.$O$11]*[.C25])" office:value-type="float" office:value="560" calcext:value-type="float">
            <text:p>560</text:p>
          </table:table-cell>
          <table:table-cell table:style-name="ce1" table:formula="of:=([.$M$9]*[.B23]) + ([.$N$9]*[.C23]) + ([.$O$9]*[.D23]) + ([.$M$10]*[.B24]) + ([.$N$10]*[.C24]) + ([.$O$10]*[.D24]) + ([.$M$11]*[.B25]) + ([.$N$11]*[.C25]) +([.$O$11]*[.D25])" office:value-type="float" office:value="812" calcext:value-type="float">
            <text:p>812</text:p>
          </table:table-cell>
          <table:table-cell table:style-name="ce1" table:formula="of:=([.$M$9]*[.C23]) + ([.$N$9]*[.D23]) + ([.$O$9]*[.E23]) + ([.$M$10]*[.C24]) + ([.$N$10]*[.D24]) + ([.$O$10]*[.E24]) + ([.$M$11]*[.C25]) + ([.$N$11]*[.D25]) +([.$O$11]*[.E25])" office:value-type="float" office:value="833" calcext:value-type="float">
            <text:p>833</text:p>
          </table:table-cell>
          <table:table-cell table:style-name="ce1" table:formula="of:=([.$M$9]*[.D23]) + ([.$N$9]*[.E23]) + ([.$O$9]*[.F23]) + ([.$M$10]*[.D24]) + ([.$N$10]*[.E24]) + ([.$O$10]*[.F24]) + ([.$M$11]*[.D25]) + ([.$N$11]*[.E25]) +([.$O$11]*[.F25])" office:value-type="float" office:value="854" calcext:value-type="float">
            <text:p>854</text:p>
          </table:table-cell>
          <table:table-cell table:style-name="ce1" table:formula="of:=([.$M$9]*[.E23]) + ([.$N$9]*[.F23]) + ([.$O$9]*[.G23]) + ([.$M$10]*[.E24]) + ([.$N$10]*[.F24]) + ([.$O$10]*[.G24]) + ([.$M$11]*[.E25]) + ([.$N$11]*[.F25]) +([.$O$11]*[.G25])" office:value-type="float" office:value="875" calcext:value-type="float">
            <text:p>875</text:p>
          </table:table-cell>
          <table:table-cell table:style-name="ce1" table:formula="of:=([.$M$9]*[.F23]) + ([.$N$9]*[.G23]) + ([.$O$9]*[.H23]) + ([.$M$10]*[.F24]) + ([.$N$10]*[.G24]) + ([.$O$10]*[.H24]) + ([.$M$11]*[.F25]) + ([.$N$11]*[.G25]) +([.$O$11]*[.H25])" office:value-type="float" office:value="896" calcext:value-type="float">
            <text:p>896</text:p>
          </table:table-cell>
          <table:table-cell table:style-name="ce1" table:formula="of:=([.$M$9]*[.G23]) + ([.$N$9]*[.H23]) + ([.$O$9]*[.I23]) + ([.$M$10]*[.G24]) + ([.$N$10]*[.H24]) + ([.$O$10]*[.I24]) + ([.$M$11]*[.G25]) + ([.$N$11]*[.H25]) +([.$O$11]*[.I25])" office:value-type="float" office:value="666" calcext:value-type="float">
            <text:p>666</text:p>
          </table:table-cell>
          <table:table-cell table:number-columns-repeated="3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number-columns-repeated="11"/>
          <table:table-cell table:style-name="ce1" table:formula="of:=([.$M$9]*[.A24]) + ([.$N$9]*[.B24]) + ([.$O$9]*[.C24]) + ([.$M$10]*[.A25]) + ([.$N$10]*[.B25]) + ([.$O$10]*[.C25]) + ([.$M$11]*[.A26]) + ([.$N$11]*[.B26]) +([.$O$11]*[.C26])" office:value-type="float" office:value="364" calcext:value-type="float">
            <text:p>364</text:p>
          </table:table-cell>
          <table:table-cell table:style-name="ce1" table:formula="of:=([.$M$9]*[.B24]) + ([.$N$9]*[.C24]) + ([.$O$9]*[.D24]) + ([.$M$10]*[.B25]) + ([.$N$10]*[.C25]) + ([.$O$10]*[.D25]) + ([.$M$11]*[.B26]) + ([.$N$11]*[.C26]) +([.$O$11]*[.D26])" office:value-type="float" office:value="452" calcext:value-type="float">
            <text:p>452</text:p>
          </table:table-cell>
          <table:table-cell table:style-name="ce1" table:formula="of:=([.$M$9]*[.C24]) + ([.$N$9]*[.D24]) + ([.$O$9]*[.E24]) + ([.$M$10]*[.C25]) + ([.$N$10]*[.D25]) + ([.$O$10]*[.E25]) + ([.$M$11]*[.C26]) + ([.$N$11]*[.D26]) +([.$O$11]*[.E26])" office:value-type="float" office:value="463" calcext:value-type="float">
            <text:p>463</text:p>
          </table:table-cell>
          <table:table-cell table:style-name="ce1" table:formula="of:=([.$M$9]*[.D24]) + ([.$N$9]*[.E24]) + ([.$O$9]*[.F24]) + ([.$M$10]*[.D25]) + ([.$N$10]*[.E25]) + ([.$O$10]*[.F25]) + ([.$M$11]*[.D26]) + ([.$N$11]*[.E26]) +([.$O$11]*[.F26])" office:value-type="float" office:value="474" calcext:value-type="float">
            <text:p>474</text:p>
          </table:table-cell>
          <table:table-cell table:style-name="ce1" table:formula="of:=([.$M$9]*[.E24]) + ([.$N$9]*[.F24]) + ([.$O$9]*[.G24]) + ([.$M$10]*[.E25]) + ([.$N$10]*[.F25]) + ([.$O$10]*[.G25]) + ([.$M$11]*[.E26]) + ([.$N$11]*[.F26]) +([.$O$11]*[.G26])" office:value-type="float" office:value="485" calcext:value-type="float">
            <text:p>485</text:p>
          </table:table-cell>
          <table:table-cell table:style-name="ce1" table:formula="of:=([.$M$9]*[.F24]) + ([.$N$9]*[.G24]) + ([.$O$9]*[.H24]) + ([.$M$10]*[.F25]) + ([.$N$10]*[.G25]) + ([.$O$10]*[.H25]) + ([.$M$11]*[.F26]) + ([.$N$11]*[.G26]) +([.$O$11]*[.H26])" office:value-type="float" office:value="496" calcext:value-type="float">
            <text:p>496</text:p>
          </table:table-cell>
          <table:table-cell table:style-name="ce1" table:formula="of:=([.$M$9]*[.G24]) + ([.$N$9]*[.H24]) + ([.$O$9]*[.I24]) + ([.$M$10]*[.G25]) + ([.$N$10]*[.H25]) + ([.$O$10]*[.I25]) + ([.$M$11]*[.G26]) + ([.$N$11]*[.H26]) +([.$O$11]*[.I26])" office:value-type="float" office:value="271" calcext:value-type="float">
            <text:p>271</text:p>
          </table:table-cell>
          <table:table-cell table:number-columns-repeated="37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9"/>
        </table:table-row>
        <table:table-row table:style-name="ro1">
          <table:table-cell office:value-type="string" calcext:value-type="string">
            <text:p>Image 7X7</text:p>
          </table:table-cell>
          <table:table-cell/>
          <table:table-cell table:style-name="Default" table:number-columns-repeated="3"/>
          <table:table-cell table:number-columns-repeated="59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59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15"/>
          <table:table-cell office:value-type="string" calcext:value-type="string">
            <text:p>Apply First Convnet Operation</text:p>
          </table:table-cell>
          <table:table-cell table:number-columns-repeated="7"/>
          <table:table-cell office:value-type="string" calcext:value-type="string">
            <text:p>MaxPooling Operation (2X2)</text:p>
          </table:table-cell>
          <table:table-cell table:number-columns-repeated="3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5"/>
          <table:table-cell office:value-type="string" calcext:value-type="string">
            <text:p>Kernel</text:p>
          </table:table-cell>
          <table:table-cell table:number-columns-repeated="51"/>
        </table:table-row>
        <table:table-row table:style-name="ro1">
          <table:table-cell table:style-name="ce1" table:formula="of:=[.G32]+1" office:value-type="float" office:value="8" calcext:value-type="float">
            <text:p>8</text:p>
          </table:table-cell>
          <table:table-cell table:style-name="ce1" table:formula="of:=[.A33]+1" office:value-type="float" office:value="9" calcext:value-type="float">
            <text:p>9</text:p>
          </table:table-cell>
          <table:table-cell table:formula="of:=[.B33]+1" office:value-type="float" office:value="10" calcext:value-type="float">
            <text:p>10</text:p>
          </table:table-cell>
          <table:table-cell table:formula="of:=[.C33]+1" office:value-type="float" office:value="11" calcext:value-type="float">
            <text:p>11</text:p>
          </table:table-cell>
          <table:table-cell table:formula="of:=[.D33]+1" office:value-type="float" office:value="12" calcext:value-type="float">
            <text:p>12</text:p>
          </table:table-cell>
          <table:table-cell table:style-name="ce1" table:formula="of:=[.E33]+1" office:value-type="float" office:value="13" calcext:value-type="float">
            <text:p>13</text:p>
          </table:table-cell>
          <table:table-cell table:style-name="ce1" table:formula="of:=[.F33]+1" office:value-type="float" office:value="14" calcext:value-type="float">
            <text:p>14</text:p>
          </table:table-cell>
          <table:table-cell table:number-columns-repeated="3"/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5"/>
          <table:table-cell table:style-name="ce1" table:formula="of:=([.$M$9]*[.A32]) + ([.$N$9]*[.B32]) + ([.$O$9]*[.C32])   ([.N33])+()  + ([.$M$10]*[.A33]) + ([.$N$10]*[.B33]) + ([.$O$10]*[.C33]) + ([.$M$11]*[.A34]) + ([.$N$11]*[.B34]) +([.$O$11]*[.C34])" office:value-type="string" office:string-value="" calcext:value-type="error">
            <text:p>Err:509</text:p>
          </table:table-cell>
          <table:table-cell table:style-name="ce1" table:formula="of:=([.$M$9]*[.B32]) + ([.$N$9]*[.C32]) + ([.$O$9]*[.D32]) + ([.$M$10]*[.B33]) + ([.$N$10]*[.C33]) + ([.$O$10]*[.D33]) + ([.$M$11]*[.B34]) + ([.$N$11]*[.C34]) +([.$O$11]*[.D34])" office:value-type="float" office:value="245" calcext:value-type="float">
            <text:p>245</text:p>
          </table:table-cell>
          <table:table-cell table:style-name="ce1" table:formula="of:=([.$M$9]*[.C32]) + ([.$N$9]*[.D32]) + ([.$O$9]*[.E32]) + ([.$M$10]*[.C33]) + ([.$N$10]*[.D33]) + ([.$O$10]*[.E33]) + ([.$M$11]*[.C34]) + ([.$N$11]*[.D34]) +([.$O$11]*[.E34])" office:value-type="float" office:value="266" calcext:value-type="float">
            <text:p>266</text:p>
          </table:table-cell>
          <table:table-cell table:style-name="ce1" table:formula="of:=([.$M$9]*[.D32]) + ([.$N$9]*[.E32]) + ([.$O$9]*[.F32]) + ([.$M$10]*[.D33]) + ([.$N$10]*[.E33]) + ([.$O$10]*[.F33]) + ([.$M$11]*[.D34]) + ([.$N$11]*[.E34]) +([.$O$11]*[.F34])" office:value-type="float" office:value="287" calcext:value-type="float">
            <text:p>287</text:p>
          </table:table-cell>
          <table:table-cell table:style-name="ce1" table:formula="of:=([.$M$9]*[.E32]) + ([.$N$9]*[.F32]) + ([.$O$9]*[.G32]) + ([.$M$10]*[.E33]) + ([.$N$10]*[.F33]) + ([.$O$10]*[.G33]) + ([.$M$11]*[.E34]) + ([.$N$11]*[.F34]) +([.$O$11]*[.G34])" office:value-type="float" office:value="308" calcext:value-type="float">
            <text:p>308</text:p>
          </table:table-cell>
          <table:table-cell table:number-columns-repeated="3"/>
          <table:table-cell table:style-name="ce1" table:formula="of:=MAX([.U33:.V34])" office:value-type="string" office:string-value="" calcext:value-type="error">
            <text:p>Err:509</text:p>
          </table:table-cell>
          <table:table-cell table:style-name="ce1" table:formula="of:=MAX([.W33:.X34])" office:value-type="float" office:value="434" calcext:value-type="float">
            <text:p>434</text:p>
          </table:table-cell>
          <table:table-cell table:number-columns-repeated="34"/>
        </table:table-row>
        <table:table-row table:style-name="ro1">
          <table:table-cell table:style-name="ce1" table:formula="of:=[.G33]+1" office:value-type="float" office:value="15" calcext:value-type="float">
            <text:p>15</text:p>
          </table:table-cell>
          <table:table-cell table:style-name="ce1" table:formula="of:=[.A34]+1" office:value-type="float" office:value="16" calcext:value-type="float">
            <text:p>16</text:p>
          </table:table-cell>
          <table:table-cell table:formula="of:=[.B34]+1" office:value-type="float" office:value="17" calcext:value-type="float">
            <text:p>17</text:p>
          </table:table-cell>
          <table:table-cell table:formula="of:=[.C34]+1" office:value-type="float" office:value="18" calcext:value-type="float">
            <text:p>18</text:p>
          </table:table-cell>
          <table:table-cell table:formula="of:=[.D34]+1" office:value-type="float" office:value="19" calcext:value-type="float">
            <text:p>19</text:p>
          </table:table-cell>
          <table:table-cell table:style-name="ce1" table:formula="of:=[.E34]+1" office:value-type="float" office:value="20" calcext:value-type="float">
            <text:p>20</text:p>
          </table:table-cell>
          <table:table-cell table:style-name="ce1" table:formula="of:=[.F34]+1" office:value-type="float" office:value="21" calcext:value-type="float">
            <text:p>21</text:p>
          </table:table-cell>
          <table:table-cell table:number-columns-repeated="3"/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"/>
          <table:table-cell table:style-name="ce1" table:formula="of:=([.$M$9]*[.A33]) + ([.$N$9]*[.B33]) + ([.$O$9]*[.C33]) + ([.$M$10]*[.A34]) + ([.$N$10]*[.B34]) + ([.$O$10]*[.C34]) + ([.$M$11]*[.A35]) + ([.$N$11]*[.B35]) +([.$O$11]*[.C35])" office:value-type="float" office:value="371" calcext:value-type="float">
            <text:p>371</text:p>
          </table:table-cell>
          <table:table-cell table:style-name="ce1" table:formula="of:=([.$M$9]*[.B33]) + ([.$N$9]*[.C33]) + ([.$O$9]*[.D33]) + ([.$M$10]*[.B34]) + ([.$N$10]*[.C34]) + ([.$O$10]*[.D34]) + ([.$M$11]*[.B35]) + ([.$N$11]*[.C35]) +([.$O$11]*[.D35])" office:value-type="float" office:value="392" calcext:value-type="float">
            <text:p>392</text:p>
          </table:table-cell>
          <table:table-cell table:style-name="ce1" table:formula="of:=([.$M$9]*[.C33]) + ([.$N$9]*[.D33]) + ([.$O$9]*[.E33]) + ([.$M$10]*[.C34]) + ([.$N$10]*[.D34]) + ([.$O$10]*[.E34]) + ([.$M$11]*[.C35]) + ([.$N$11]*[.D35]) +([.$O$11]*[.E35])" office:value-type="float" office:value="413" calcext:value-type="float">
            <text:p>413</text:p>
          </table:table-cell>
          <table:table-cell table:style-name="ce1" table:formula="of:=([.$M$9]*[.D33]) + ([.$N$9]*[.E33]) + ([.$O$9]*[.F33]) + ([.$M$10]*[.D34]) + ([.$N$10]*[.E34]) + ([.$O$10]*[.F34]) + ([.$M$11]*[.D35]) + ([.$N$11]*[.E35]) +([.$O$11]*[.F35])" office:value-type="float" office:value="434" calcext:value-type="float">
            <text:p>434</text:p>
          </table:table-cell>
          <table:table-cell table:style-name="ce1" table:formula="of:=([.$M$9]*[.E33]) + ([.$N$9]*[.F33]) + ([.$O$9]*[.G33]) + ([.$M$10]*[.E34]) + ([.$N$10]*[.F34]) + ([.$O$10]*[.G34]) + ([.$M$11]*[.E35]) + ([.$N$11]*[.F35]) +([.$O$11]*[.G35])" office:value-type="float" office:value="455" calcext:value-type="float">
            <text:p>455</text:p>
          </table:table-cell>
          <table:table-cell table:number-columns-repeated="3"/>
          <table:table-cell table:style-name="ce1" table:formula="of:=MAX([.U35:.V36])" office:value-type="float" office:value="686" calcext:value-type="float">
            <text:p>686</text:p>
          </table:table-cell>
          <table:table-cell table:style-name="ce1" table:formula="of:=MAX([.W35:.X36])" office:value-type="float" office:value="728" calcext:value-type="float">
            <text:p>728</text:p>
          </table:table-cell>
          <table:table-cell table:number-columns-repeated="34"/>
        </table:table-row>
        <table:table-row table:style-name="ro1">
          <table:table-cell table:style-name="ce1" table:formula="of:=[.G34]+1" office:value-type="float" office:value="22" calcext:value-type="float">
            <text:p>22</text:p>
          </table:table-cell>
          <table:table-cell table:style-name="ce1" table:formula="of:=[.A35]+1" office:value-type="float" office:value="23" calcext:value-type="float">
            <text:p>23</text:p>
          </table:table-cell>
          <table:table-cell table:formula="of:=[.B35]+1" office:value-type="float" office:value="24" calcext:value-type="float">
            <text:p>24</text:p>
          </table:table-cell>
          <table:table-cell table:formula="of:=[.C35]+1" office:value-type="float" office:value="25" calcext:value-type="float">
            <text:p>25</text:p>
          </table:table-cell>
          <table:table-cell table:formula="of:=[.D35]+1" office:value-type="float" office:value="26" calcext:value-type="float">
            <text:p>26</text:p>
          </table:table-cell>
          <table:table-cell table:style-name="ce1" table:formula="of:=[.E35]+1" office:value-type="float" office:value="27" calcext:value-type="float">
            <text:p>27</text:p>
          </table:table-cell>
          <table:table-cell table:style-name="ce1" table:formula="of:=[.F35]+1" office:value-type="float" office:value="28" calcext:value-type="float">
            <text:p>28</text:p>
          </table:table-cell>
          <table:table-cell table:number-columns-repeated="3"/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/>
          <table:table-cell table:style-name="ce1" table:formula="of:=([.$M$9]*[.A34]) + ([.$N$9]*[.B34]) + ([.$O$9]*[.C34]) + ([.$M$10]*[.A35]) + ([.$N$10]*[.B35]) + ([.$O$10]*[.C35]) + ([.$M$11]*[.A36]) + ([.$N$11]*[.B36]) +([.$O$11]*[.C36])" office:value-type="float" office:value="518" calcext:value-type="float">
            <text:p>518</text:p>
          </table:table-cell>
          <table:table-cell table:style-name="ce1" table:formula="of:=([.$M$9]*[.B34]) + ([.$N$9]*[.C34]) + ([.$O$9]*[.D34]) + ([.$M$10]*[.B35]) + ([.$N$10]*[.C35]) + ([.$O$10]*[.D35]) + ([.$M$11]*[.B36]) + ([.$N$11]*[.C36]) +([.$O$11]*[.D36])" office:value-type="float" office:value="539" calcext:value-type="float">
            <text:p>539</text:p>
          </table:table-cell>
          <table:table-cell table:style-name="ce1" table:formula="of:=([.$M$9]*[.C34]) + ([.$N$9]*[.D34]) + ([.$O$9]*[.E34]) + ([.$M$10]*[.C35]) + ([.$N$10]*[.D35]) + ([.$O$10]*[.E35]) + ([.$M$11]*[.C36]) + ([.$N$11]*[.D36]) +([.$O$11]*[.E36])" office:value-type="float" office:value="560" calcext:value-type="float">
            <text:p>560</text:p>
          </table:table-cell>
          <table:table-cell table:style-name="ce1" table:formula="of:=([.$M$9]*[.D34]) + ([.$N$9]*[.E34]) + ([.$O$9]*[.F34]) + ([.$M$10]*[.D35]) + ([.$N$10]*[.E35]) + ([.$O$10]*[.F35]) + ([.$M$11]*[.D36]) + ([.$N$11]*[.E36]) +([.$O$11]*[.F36])" office:value-type="float" office:value="581" calcext:value-type="float">
            <text:p>581</text:p>
          </table:table-cell>
          <table:table-cell table:style-name="ce1" table:formula="of:=([.$M$9]*[.E34]) + ([.$N$9]*[.F34]) + ([.$O$9]*[.G34]) + ([.$M$10]*[.E35]) + ([.$N$10]*[.F35]) + ([.$O$10]*[.G35]) + ([.$M$11]*[.E36]) + ([.$N$11]*[.F36]) +([.$O$11]*[.G36])" office:value-type="float" office:value="602" calcext:value-type="float">
            <text:p>602</text:p>
          </table:table-cell>
          <table:table-cell table:number-columns-repeated="39"/>
        </table:table-row>
        <table:table-row table:style-name="ro1">
          <table:table-cell table:style-name="ce1" table:formula="of:=[.G35]+1" office:value-type="float" office:value="29" calcext:value-type="float">
            <text:p>29</text:p>
          </table:table-cell>
          <table:table-cell table:style-name="ce1" table:formula="of:=[.A36]+1" office:value-type="float" office:value="30" calcext:value-type="float">
            <text:p>30</text:p>
          </table:table-cell>
          <table:table-cell table:formula="of:=[.B36]+1" office:value-type="float" office:value="31" calcext:value-type="float">
            <text:p>31</text:p>
          </table:table-cell>
          <table:table-cell table:formula="of:=[.C36]+1" office:value-type="float" office:value="32" calcext:value-type="float">
            <text:p>32</text:p>
          </table:table-cell>
          <table:table-cell table:formula="of:=[.D36]+1" office:value-type="float" office:value="33" calcext:value-type="float">
            <text:p>33</text:p>
          </table:table-cell>
          <table:table-cell table:style-name="ce1" table:formula="of:=[.E36]+1" office:value-type="float" office:value="34" calcext:value-type="float">
            <text:p>34</text:p>
          </table:table-cell>
          <table:table-cell table:style-name="ce1" table:formula="of:=[.F36]+1" office:value-type="float" office:value="35" calcext:value-type="float">
            <text:p>35</text:p>
          </table:table-cell>
          <table:table-cell table:number-columns-repeated="3"/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5"/>
          <table:table-cell table:style-name="ce1" table:formula="of:=([.$M$9]*[.A35]) + ([.$N$9]*[.B35]) + ([.$O$9]*[.C35]) + ([.$M$10]*[.A36]) + ([.$N$10]*[.B36]) + ([.$O$10]*[.C36]) + ([.$M$11]*[.A37]) + ([.$N$11]*[.B37]) +([.$O$11]*[.C37])" office:value-type="float" office:value="665" calcext:value-type="float">
            <text:p>665</text:p>
          </table:table-cell>
          <table:table-cell table:style-name="ce1" table:formula="of:=([.$M$9]*[.B35]) + ([.$N$9]*[.C35]) + ([.$O$9]*[.D35]) + ([.$M$10]*[.B36]) + ([.$N$10]*[.C36]) + ([.$O$10]*[.D36]) + ([.$M$11]*[.B37]) + ([.$N$11]*[.C37]) +([.$O$11]*[.D37])" office:value-type="float" office:value="686" calcext:value-type="float">
            <text:p>686</text:p>
          </table:table-cell>
          <table:table-cell table:style-name="ce1" table:formula="of:=([.$M$9]*[.C35]) + ([.$N$9]*[.D35]) + ([.$O$9]*[.E35]) + ([.$M$10]*[.C36]) + ([.$N$10]*[.D36]) + ([.$O$10]*[.E36]) + ([.$M$11]*[.C37]) + ([.$N$11]*[.D37]) +([.$O$11]*[.E37])" office:value-type="float" office:value="707" calcext:value-type="float">
            <text:p>707</text:p>
          </table:table-cell>
          <table:table-cell table:style-name="ce1" table:formula="of:=([.$M$9]*[.D35]) + ([.$N$9]*[.E35]) + ([.$O$9]*[.F35]) + ([.$M$10]*[.D36]) + ([.$N$10]*[.E36]) + ([.$O$10]*[.F36]) + ([.$M$11]*[.D37]) + ([.$N$11]*[.E37]) +([.$O$11]*[.F37])" office:value-type="float" office:value="728" calcext:value-type="float">
            <text:p>728</text:p>
          </table:table-cell>
          <table:table-cell table:style-name="ce1" table:formula="of:=([.$M$9]*[.E35]) + ([.$N$9]*[.F35]) + ([.$O$9]*[.G35]) + ([.$M$10]*[.E36]) + ([.$N$10]*[.F36]) + ([.$O$10]*[.G36]) + ([.$M$11]*[.E37]) + ([.$N$11]*[.F37]) +([.$O$11]*[.G37])" office:value-type="float" office:value="749" calcext:value-type="float">
            <text:p>749</text:p>
          </table:table-cell>
          <table:table-cell table:number-columns-repeated="39"/>
        </table:table-row>
        <table:table-row table:style-name="ro1">
          <table:table-cell table:style-name="ce1" table:formula="of:=[.G36]+1" office:value-type="float" office:value="36" calcext:value-type="float">
            <text:p>36</text:p>
          </table:table-cell>
          <table:table-cell table:style-name="ce1" table:formula="of:=[.A37]+1" office:value-type="float" office:value="37" calcext:value-type="float">
            <text:p>37</text:p>
          </table:table-cell>
          <table:table-cell table:formula="of:=[.B37]+1" office:value-type="float" office:value="38" calcext:value-type="float">
            <text:p>38</text:p>
          </table:table-cell>
          <table:table-cell table:formula="of:=[.C37]+1" office:value-type="float" office:value="39" calcext:value-type="float">
            <text:p>39</text:p>
          </table:table-cell>
          <table:table-cell table:formula="of:=[.D37]+1" office:value-type="float" office:value="40" calcext:value-type="float">
            <text:p>40</text:p>
          </table:table-cell>
          <table:table-cell table:style-name="ce1" table:formula="of:=[.E37]+1" office:value-type="float" office:value="41" calcext:value-type="float">
            <text:p>41</text:p>
          </table:table-cell>
          <table:table-cell table:style-name="ce1" table:formula="of:=[.F37]+1" office:value-type="float" office:value="42" calcext:value-type="float">
            <text:p>42</text:p>
          </table:table-cell>
          <table:table-cell table:number-columns-repeated="3"/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/>
          <table:table-cell table:style-name="ce1" table:formula="of:=([.$M$9]*[.A36]) + ([.$N$9]*[.B36]) + ([.$O$9]*[.C36]) + ([.$M$10]*[.A37]) + ([.$N$10]*[.B37]) + ([.$O$10]*[.C37]) + ([.$M$11]*[.A38]) + ([.$N$11]*[.B38]) +([.$O$11]*[.C38])" office:value-type="float" office:value="812" calcext:value-type="float">
            <text:p>812</text:p>
          </table:table-cell>
          <table:table-cell table:style-name="ce1" table:formula="of:=([.$M$9]*[.B36]) + ([.$N$9]*[.C36]) + ([.$O$9]*[.D36]) + ([.$M$10]*[.B37]) + ([.$N$10]*[.C37]) + ([.$O$10]*[.D37]) + ([.$M$11]*[.B38]) + ([.$N$11]*[.C38]) +([.$O$11]*[.D38])" office:value-type="float" office:value="833" calcext:value-type="float">
            <text:p>833</text:p>
          </table:table-cell>
          <table:table-cell table:style-name="ce1" table:formula="of:=([.$M$9]*[.C36]) + ([.$N$9]*[.D36]) + ([.$O$9]*[.E36]) + ([.$M$10]*[.C37]) + ([.$N$10]*[.D37]) + ([.$O$10]*[.E37]) + ([.$M$11]*[.C38]) + ([.$N$11]*[.D38]) +([.$O$11]*[.E38])" office:value-type="float" office:value="854" calcext:value-type="float">
            <text:p>854</text:p>
          </table:table-cell>
          <table:table-cell table:style-name="ce1" table:formula="of:=([.$M$9]*[.D36]) + ([.$N$9]*[.E36]) + ([.$O$9]*[.F36]) + ([.$M$10]*[.D37]) + ([.$N$10]*[.E37]) + ([.$O$10]*[.F37]) + ([.$M$11]*[.D38]) + ([.$N$11]*[.E38]) +([.$O$11]*[.F38])" office:value-type="float" office:value="875" calcext:value-type="float">
            <text:p>875</text:p>
          </table:table-cell>
          <table:table-cell table:style-name="ce1" table:formula="of:=([.$M$9]*[.E36]) + ([.$N$9]*[.F36]) + ([.$O$9]*[.G36]) + ([.$M$10]*[.E37]) + ([.$N$10]*[.F37]) + ([.$O$10]*[.G37]) + ([.$M$11]*[.E38]) + ([.$N$11]*[.F38]) +([.$O$11]*[.G38])" office:value-type="float" office:value="896" calcext:value-type="float">
            <text:p>896</text:p>
          </table:table-cell>
          <table:table-cell table:number-columns-repeated="39"/>
        </table:table-row>
        <table:table-row table:style-name="ro1">
          <table:table-cell table:style-name="ce1" table:formula="of:=[.G37]+1" office:value-type="float" office:value="43" calcext:value-type="float">
            <text:p>43</text:p>
          </table:table-cell>
          <table:table-cell table:style-name="ce1" table:formula="of:=[.A38]+1" office:value-type="float" office:value="44" calcext:value-type="float">
            <text:p>44</text:p>
          </table:table-cell>
          <table:table-cell table:formula="of:=[.B38]+1" office:value-type="float" office:value="45" calcext:value-type="float">
            <text:p>45</text:p>
          </table:table-cell>
          <table:table-cell table:formula="of:=[.C38]+1" office:value-type="float" office:value="46" calcext:value-type="float">
            <text:p>46</text:p>
          </table:table-cell>
          <table:table-cell table:formula="of:=[.D38]+1" office:value-type="float" office:value="47" calcext:value-type="float">
            <text:p>47</text:p>
          </table:table-cell>
          <table:table-cell table:style-name="ce1" table:formula="of:=[.E38]+1" office:value-type="float" office:value="48" calcext:value-type="float">
            <text:p>48</text:p>
          </table:table-cell>
          <table:table-cell table:style-name="ce1" table:formula="of:=[.F38]+1" office:value-type="float" office:value="49" calcext:value-type="float">
            <text:p>49</text:p>
          </table:table-cell>
          <table:table-cell table:number-columns-repeated="57"/>
        </table:table-row>
        <table:table-row table:style-name="ro1" table:number-rows-repeated="5">
          <table:table-cell table:number-columns-repeated="2"/>
          <table:table-cell table:style-name="Default" table:number-columns-repeated="3"/>
          <table:table-cell table:number-columns-repeated="59"/>
        </table:table-row>
        <table:table-row table:style-name="ro1">
          <table:table-cell/>
          <table:table-cell office:value-type="string" calcext:value-type="string">
            <text:p>Flatten</text:p>
          </table:table-cell>
          <table:table-cell table:style-name="Default" table:number-columns-repeated="3"/>
          <table:table-cell table:number-columns-repeated="59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5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31">00/00/0000</text:date>, <text:time style:data-style-name="N2" text:time-value="16:28:05.6360023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6T22:19:52.608072181</meta:creation-date>
    <dc:date>2021-01-31T17:18:21.776042313</dc:date>
    <meta:editing-duration>PT57M4S</meta:editing-duration>
    <meta:editing-cycles>7</meta:editing-cycles>
    <meta:generator>LibreOffice/6.4.6.2$Linux_X86_64 LibreOffice_project/40$Build-2</meta:generator>
    <meta:document-statistic meta:table-count="2" meta:cell-count="405" meta:object-count="0"/>
  </office:meta>
</office:document-meta>
</file>